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0.906cm" svg:y="8.1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2.049cm" svg:y="8.74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684cm" svg:y1="8.874cm" svg:x2="12.049cm" svg:y2="5.826cm">
          <text:p/>
        </draw:line>
        <draw:line draw:style-name="gr2" draw:text-style-name="P2" draw:layer="layout" svg:x1="12.049cm" svg:y1="9.255cm" svg:x2="14.97cm" svg:y2="12.049cm">
          <text:p/>
        </draw:line>
        <draw:line draw:style-name="gr2" draw:text-style-name="P2" draw:layer="layout" svg:x1="9.128cm" svg:y1="13.827cm" svg:x2="8.493cm" svg:y2="10.779cm">
          <text:p/>
        </draw:line>
        <draw:line draw:style-name="gr2" draw:text-style-name="P2" draw:layer="layout" svg:x1="9.128cm" svg:y1="13.827cm" svg:x2="7.223cm" svg:y2="12.176cm">
          <text:p/>
        </draw:line>
        <draw:line draw:style-name="gr2" draw:text-style-name="P2" draw:layer="layout" svg:x1="9.128cm" svg:y1="13.827cm" svg:x2="10.525cm" svg:y2="11.9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729fcf" draw:fill="solid" draw:fill-color="#ffff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49:12.573512338</meta:creation-date>
    <dc:date>2021-05-22T11:17:34.056629828</dc:date>
    <meta:editing-duration>PT18M11S</meta:editing-duration>
    <meta:editing-cycles>1</meta:editing-cycles>
    <meta:document-statistic meta:object-count="7"/>
    <meta:generator>LibreOffice/6.4.7.2$Linux_X86_64 LibreOffice_project/40$Build-2</meta:generator>
  </office:meta>
</office:document-meta>
</file>